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d to ZG, ran that, finally winning Jindo’s Hexxer, exited, talked to Hannah on the phone, logged back on, ran LBRS with some lowbies until 1: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01:40:43.304247700</dc:date>
    <meta:editing-duration>P56DT21H1M59S</meta:editing-duration>
    <meta:editing-cycles>654</meta:editing-cycles>
    <meta:generator>LibreOffice/24.2.5.2$MacOSX_X86_64 LibreOffice_project/bffef4ea93e59bebbeaf7f431bb02b1a39ee8a59</meta:generator>
    <meta:print-date>2024-10-24T13:48:21.677959983</meta:print-date>
    <meta:document-statistic meta:table-count="0" meta:image-count="0" meta:object-count="0" meta:page-count="31" meta:paragraph-count="39" meta:word-count="1679" meta:character-count="9023" meta:non-whitespace-character-count="7353"/>
  </office:meta>
</office:document-meta>
</file>